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3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4.867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Premier_20_trimestre_20_2009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ANNIE_5f__20_janvier_5f_09" style:data-style-name="N134">
      <style:table-cell-properties style:glyph-orientation-vertical="0" fo:background-color="#6666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3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3" style:family="table-cell" style:parent-style-name="Default" style:data-style-name="N134">
      <style:table-cell-properties style:glyph-orientation-vertical="0" fo:border-bottom="0.141cm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4" style:family="table-cell" style:parent-style-name="Normal_5f_ANNIE_5f__20_janvier_5f_09" style:data-style-name="N0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Normal_5f_BERTRAND_5f_janvier_5f_09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6" style:family="table-cell" style:parent-style-name="Normal_5f_EMILIE_5f_janvier_5f_09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7" style:family="table-cell" style:parent-style-name="Normal_5f_BERTRAND_5f_janvier_5f_09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8" style:family="table-cell" style:parent-style-name="Normal_5f_ANNIE_5f__20_janvier_5f_09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9" style:family="table-cell" style:parent-style-name="Normal_5f_ANNIE_5f__20_janvier_5f_09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0" style:family="table-cell" style:parent-style-name="Normal_5f_EMILIE_5f_janvier_5f_09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1" style:family="table-cell" style:parent-style-name="Normal_5f_ANNIE_5f__20_janvier_5f_09" style:data-style-name="N134">
      <style:table-cell-properties style:glyph-orientation-vertical="0" fo:border-bottom="0.141cm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06cm"/>
    </style:style>
    <style:style style:name="ce13" style:family="table-cell" style:parent-style-name="Normal_5f_ANNIE_5f__20_janvier_5f_09" style:data-style-name="N0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Normal_5f_BERTRAND_5f_janvier_5f_09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5" style:family="table-cell" style:parent-style-name="Euro" style:data-style-name="N11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6" style:family="table-cell" style:parent-style-name="Normal_5f_EMILIE_5f_janvier_5f_09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7" style:family="table-cell" style:parent-style-name="Normal_5f_ANNIE_5f__20_janvier_5f_09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8" style:family="table-cell" style:parent-style-name="Euro" style:data-style-name="N116">
      <style:table-cell-properties style:glyph-orientation-vertical="0" fo:border-bottom="0.141cm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19" style:family="table-cell" style:parent-style-name="Default" style:data-style-name="N116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</style:style>
    <style:style style:name="ce21" style:family="table-cell" style:parent-style-name="Normal_5f_ANNIE_5f__20_janvier_5f_09" style:data-style-name="N0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212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Normal_5f_BERTRAND_5f_janvier_5f_09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212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23" style:family="table-cell" style:parent-style-name="Normal_5f_ANNIE_5f__20_janvier_5f_09" style:data-style-name="N134">
      <style:table-cell-properties style:glyph-orientation-vertical="0" fo:border-bottom="0.141cm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212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212cm"/>
    </style:style>
    <style:style style:name="ce25" style:family="table-cell" style:parent-style-name="Normal_5f_ANNIE_5f__20_janvier_5f_09" style:data-style-name="N0">
      <style:table-cell-properties style:glyph-orientation-vertical="0" fo:border-bottom="0.141cm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26" style:family="table-cell" style:parent-style-name="Default">
      <style:table-cell-properties style:glyph-orientation-vertical="0" fo:background-color="#6666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Normal_5f_BERTRAND_5f_janvier_5f_09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28" style:family="table-cell" style:parent-style-name="Normal_5f_EMILIE_5f_janvier_5f_09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29" style:family="table-cell" style:parent-style-name="Normal_5f_ANNIE_5f__20_janvier_5f_09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30" style:family="table-cell" style:parent-style-name="Normal_5f_ANNIE_5f__20_janvier_5f_09" style:data-style-name="N36">
      <style:table-cell-properties style:glyph-orientation-vertical="0" fo:border-bottom="0.141cm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MOD(ROW();2))" style:apply-style-name="Excel_5f_CondFormat_5f_1_5f_1_5f_1" style:base-cell-address="'Premier trimestre 2009'.A2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Premier trimestre 2009" table:style-name="ta1" table:print-ranges="'Premier trimestre 2009'.A1:'Premier trimestre 2009'.F52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20"/>
        <table:table-column table:style-name="co4" table:default-cell-style-name="ce24"/>
        <table:table-column table:style-name="co5" table:default-cell-style-name="ce12"/>
        <table:table-column table:style-name="co6" table:default-cell-style-name="ce31"/>
        <table:table-column table:style-name="co7" table:number-columns-repeated="1018" table:default-cell-style-name="Default"/>
        <table:table-row table:style-name="ro1">
          <table:table-cell table:style-name="ce1" office:value-type="string" office:string-value="Acheteur - euse">
            <text:p>Acheteur - euse </text:p>
          </table:table-cell>
          <table:table-cell table:style-name="ce4" office:value-type="string">
            <text:p>Postes</text:p>
          </table:table-cell>
          <table:table-cell table:style-name="ce13" office:value-type="string">
            <text:p>Montants</text:p>
          </table:table-cell>
          <table:table-cell table:style-name="ce21" office:value-type="string">
            <text:p>Descriptions</text:p>
          </table:table-cell>
          <table:table-cell table:style-name="ce4" office:value-type="string">
            <text:p>Factures</text:p>
          </table:table-cell>
          <table:table-cell table:style-name="ce26" office:value-type="string">
            <text:p>Dates</text:p>
          </table:table-cell>
          <table:table-cell table:style-name="ce32"/>
          <table:table-cell table:style-name="ce33"/>
          <table:table-cell table:style-name="ce32"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Petits équip.">
            <text:p>Petits équip. </text:p>
          </table:table-cell>
          <table:table-cell table:style-name="ce14" office:value-type="float" office:value="22.57">
            <text:p>22,57 €</text:p>
          </table:table-cell>
          <table:table-cell table:style-name="ce22" office:value-type="string" office:string-value="Lareine Merline (tournevis)">
            <text:p>Lareine Merline (tournevis) </text:p>
          </table:table-cell>
          <table:table-cell table:style-name="ce7" office:value-type="string">
            <text:p>1288/66/00019</text:p>
          </table:table-cell>
          <table:table-cell table:style-name="ce27" office:value-type="date" office:date-value="2009-01-02">
            <text:p>02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Petits équip.">
            <text:p>Petits équip. </text:p>
          </table:table-cell>
          <table:table-cell table:style-name="ce14" office:value-type="float" office:value="18.56">
            <text:p>18,56 €</text:p>
          </table:table-cell>
          <table:table-cell table:style-name="ce22" office:value-type="string" office:string-value="GroMil (clé USB)">
            <text:p>GroMil (clé USB) </text:p>
          </table:table-cell>
          <table:table-cell table:style-name="ce7" office:value-type="string">
            <text:p>87/45mm/52409</text:p>
          </table:table-cell>
          <table:table-cell table:style-name="ce27" office:value-type="date" office:date-value="2009-01-04">
            <text:p>04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Fourn. bur.">
            <text:p>Fourn. bur. </text:p>
          </table:table-cell>
          <table:table-cell table:style-name="ce15" office:value-type="float" office:value="15.56">
            <text:p>15,56 €</text:p>
          </table:table-cell>
          <table:table-cell table:style-name="ce22" office:value-type="string" office:string-value="Classafairs (pointes fines)">
            <text:p>Classafairs (pointes fines) </text:p>
          </table:table-cell>
          <table:table-cell table:style-name="ce6" office:value-type="string" office:string-value="ii-898-yty_238">
            <text:p>ii-898-yty_238 </text:p>
          </table:table-cell>
          <table:table-cell table:style-name="ce28" office:value-type="date" office:date-value="2009-01-04">
            <text:p>04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Doc. techn.">
            <text:p>Doc. techn. </text:p>
          </table:table-cell>
          <table:table-cell table:style-name="ce16" office:value-type="float" office:value="25">
            <text:p>25,00 €</text:p>
          </table:table-cell>
          <table:table-cell table:style-name="ce22" office:value-type="string" office:string-value="Allazon (Imiter les limaces)">
            <text:p>Allazon (Imiter les limaces) </text:p>
          </table:table-cell>
          <table:table-cell table:style-name="ce10" office:value-type="string">
            <text:p>18/333/995</text:p>
          </table:table-cell>
          <table:table-cell table:style-name="ce28" office:value-type="date" office:date-value="2009-01-05">
            <text:p>05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7" office:value-type="string">
            <text:p>Sous trait.</text:p>
          </table:table-cell>
          <table:table-cell table:style-name="ce14" office:value-type="float" office:value="564.81">
            <text:p>564,81 €</text:p>
          </table:table-cell>
          <table:table-cell table:style-name="ce22" office:value-type="string" office:string-value="Locomomo (transport)">
            <text:p>Locomomo (transport) </text:p>
          </table:table-cell>
          <table:table-cell table:style-name="ce7" office:value-type="string">
            <text:p>55/86/55/09</text:p>
          </table:table-cell>
          <table:table-cell table:style-name="ce27" office:value-type="date" office:date-value="2009-01-06">
            <text:p>06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8" office:value-type="string">
            <text:p>Sous trait.</text:p>
          </table:table-cell>
          <table:table-cell table:style-name="ce17" office:value-type="float" office:value="587.75">
            <text:p>587,75 €</text:p>
          </table:table-cell>
          <table:table-cell table:style-name="ce22" office:value-type="string" office:string-value="KlassBekille (consulting)">
            <text:p>KlassBekille (consulting) </text:p>
          </table:table-cell>
          <table:table-cell table:style-name="ce8" office:value-type="string">
            <text:p>15mlm2501</text:p>
          </table:table-cell>
          <table:table-cell table:style-name="ce29" office:value-type="date" office:date-value="2009-01-07">
            <text:p>07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Fourn. bur.">
            <text:p>Fourn. bur. </text:p>
          </table:table-cell>
          <table:table-cell table:style-name="ce16" office:value-type="float" office:value="12.85">
            <text:p>12,85 €</text:p>
          </table:table-cell>
          <table:table-cell table:style-name="ce22" office:value-type="string" office:string-value="Mimi (godets à poussière)">
            <text:p>Mimi (godets à poussière) </text:p>
          </table:table-cell>
          <table:table-cell table:style-name="ce10" office:value-type="string">
            <text:p>87/86/258</text:p>
          </table:table-cell>
          <table:table-cell table:style-name="ce28" office:value-type="date" office:date-value="2009-01-07">
            <text:p>07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Frais post.">
            <text:p>Frais post. </text:p>
          </table:table-cell>
          <table:table-cell table:style-name="ce15" office:value-type="float" office:value="45.87">
            <text:p>45,87 €</text:p>
          </table:table-cell>
          <table:table-cell table:style-name="ce22" office:value-type="string" office:string-value="Timbre, colis &amp; mandats">
            <text:p>Timbre, colis &amp; mandats </text:p>
          </table:table-cell>
          <table:table-cell table:style-name="ce10" office:value-type="string">
            <text:p>SF</text:p>
          </table:table-cell>
          <table:table-cell table:style-name="ce28" office:value-type="date" office:date-value="2009-01-08">
            <text:p>08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Fourn. bur.">
            <text:p>Fourn. bur. </text:p>
          </table:table-cell>
          <table:table-cell table:style-name="ce15" office:value-type="float" office:value="15.32">
            <text:p>15,32 €</text:p>
          </table:table-cell>
          <table:table-cell table:style-name="ce22" office:value-type="string" office:string-value="Classafairs (Crayons HB)">
            <text:p>Classafairs (Crayons HB) </text:p>
          </table:table-cell>
          <table:table-cell table:style-name="ce9" office:value-type="string" office:string-value="ii-478-yty_558">
            <text:p>ii-478-yty_558 </text:p>
          </table:table-cell>
          <table:table-cell table:style-name="ce29" office:value-type="date" office:date-value="2009-01-09">
            <text:p>09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Fourn. bur.">
            <text:p>Fourn. bur. </text:p>
          </table:table-cell>
          <table:table-cell table:style-name="ce16" office:value-type="float" office:value="3.57">
            <text:p>3,57 €</text:p>
          </table:table-cell>
          <table:table-cell table:style-name="ce22" office:value-type="string" office:string-value="Classafairs (mines 05 HR)">
            <text:p>Classafairs (mines 05 HR) </text:p>
          </table:table-cell>
          <table:table-cell table:style-name="ce6" office:value-type="string" office:string-value="ii-158-yty_258">
            <text:p>ii-158-yty_258 </text:p>
          </table:table-cell>
          <table:table-cell table:style-name="ce28" office:value-type="date" office:date-value="2009-01-10">
            <text:p>10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Fourn. bur.">
            <text:p>Fourn. bur. </text:p>
          </table:table-cell>
          <table:table-cell table:style-name="ce15" office:value-type="float" office:value="12.75">
            <text:p>12,75 €</text:p>
          </table:table-cell>
          <table:table-cell table:style-name="ce22" office:value-type="string" office:string-value="Papier&amp;P2P (effaceurs)">
            <text:p>Papier&amp;P2P (effaceurs) </text:p>
          </table:table-cell>
          <table:table-cell table:style-name="ce7" office:value-type="string">
            <text:p>123/58/019</text:p>
          </table:table-cell>
          <table:table-cell table:style-name="ce27" office:value-type="date" office:date-value="2009-01-11">
            <text:p>11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Coll. form.">
            <text:p>Coll. form. </text:p>
          </table:table-cell>
          <table:table-cell table:style-name="ce15" office:value-type="float" office:value="1355.45">
            <text:p>1 355,45 €</text:p>
          </table:table-cell>
          <table:table-cell table:style-name="ce22" office:value-type="string" office:string-value="JJCog. (Lessive en tête)">
            <text:p>JJCog. (Lessive en tête) </text:p>
          </table:table-cell>
          <table:table-cell table:style-name="ce10" office:value-type="string">
            <text:p>89JJC58_01/09</text:p>
          </table:table-cell>
          <table:table-cell table:style-name="ce28" office:value-type="date" office:date-value="2009-01-12">
            <text:p>12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Serv. Banc.">
            <text:p>Serv. Banc. </text:p>
          </table:table-cell>
          <table:table-cell table:style-name="ce15" office:value-type="float" office:value="18.75">
            <text:p>18,75 €</text:p>
          </table:table-cell>
          <table:table-cell table:style-name="ce22" office:value-type="string" office:string-value="MilarCash">
            <text:p>MilarCash </text:p>
          </table:table-cell>
          <table:table-cell table:style-name="ce8" office:value-type="string">
            <text:p>SF</text:p>
          </table:table-cell>
          <table:table-cell table:style-name="ce27" office:value-type="date" office:date-value="2009-01-15">
            <text:p>15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10" office:value-type="string">
            <text:p>Sous trait.</text:p>
          </table:table-cell>
          <table:table-cell table:style-name="ce16" office:value-type="float" office:value="587.75">
            <text:p>587,75 €</text:p>
          </table:table-cell>
          <table:table-cell table:style-name="ce22" office:value-type="string" office:string-value="KlassBekille (consulting)">
            <text:p>KlassBekille (consulting) </text:p>
          </table:table-cell>
          <table:table-cell table:style-name="ce10" office:value-type="string">
            <text:p>15mlm2502</text:p>
          </table:table-cell>
          <table:table-cell table:style-name="ce28" office:value-type="date" office:date-value="2009-01-20">
            <text:p>20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Fourn. bur.">
            <text:p>Fourn. bur. </text:p>
          </table:table-cell>
          <table:table-cell table:style-name="ce14" office:value-type="float" office:value="7.56">
            <text:p>7,56 €</text:p>
          </table:table-cell>
          <table:table-cell table:style-name="ce22" office:value-type="string" office:string-value="Papier&amp;P2P (perforeuse)">
            <text:p>Papier&amp;P2P (perforeuse) </text:p>
          </table:table-cell>
          <table:table-cell table:style-name="ce7" office:value-type="string">
            <text:p>258/23/418</text:p>
          </table:table-cell>
          <table:table-cell table:style-name="ce27" office:value-type="date" office:date-value="2009-01-22">
            <text:p>22/01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Coll. form.">
            <text:p>Coll. form. </text:p>
          </table:table-cell>
          <table:table-cell table:style-name="ce15" office:value-type="float" office:value="1355.45">
            <text:p>1 355,45 €</text:p>
          </table:table-cell>
          <table:table-cell table:style-name="ce22" office:value-type="string" office:string-value="JJCog. (mains sèche pub)">
            <text:p>JJCog. (mains sèche pub) </text:p>
          </table:table-cell>
          <table:table-cell table:style-name="ce8" office:value-type="string">
            <text:p>57JJC14_01/09</text:p>
          </table:table-cell>
          <table:table-cell table:style-name="ce29" office:value-type="date" office:date-value="2009-02-03">
            <text:p>03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Petits équip.">
            <text:p>Petits équip. </text:p>
          </table:table-cell>
          <table:table-cell table:style-name="ce15" office:value-type="float" office:value="3.56">
            <text:p>3,56 €</text:p>
          </table:table-cell>
          <table:table-cell table:style-name="ce22" office:value-type="string" office:string-value="Lareine Merline (vis)">
            <text:p>Lareine Merline (vis) </text:p>
          </table:table-cell>
          <table:table-cell table:style-name="ce10" office:value-type="string">
            <text:p>1888/88/00019</text:p>
          </table:table-cell>
          <table:table-cell table:style-name="ce28" office:value-type="date" office:date-value="2009-02-03">
            <text:p>03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Petits équip.">
            <text:p>Petits équip. </text:p>
          </table:table-cell>
          <table:table-cell table:style-name="ce17" office:value-type="float" office:value="15.23">
            <text:p>15,23 €</text:p>
          </table:table-cell>
          <table:table-cell table:style-name="ce22" office:value-type="string" office:string-value="Pharm. Bonoeil (dental)">
            <text:p>Pharm. Bonoeil (dental) </text:p>
          </table:table-cell>
          <table:table-cell table:style-name="ce8" office:value-type="string">
            <text:p>87_45_popo09</text:p>
          </table:table-cell>
          <table:table-cell table:style-name="ce29" office:value-type="date" office:date-value="2009-02-04">
            <text:p>04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Doc. techn.">
            <text:p>Doc. techn. </text:p>
          </table:table-cell>
          <table:table-cell table:style-name="ce17" office:value-type="float" office:value="23">
            <text:p>23,00 €</text:p>
          </table:table-cell>
          <table:table-cell table:style-name="ce22" office:value-type="string" office:string-value="Allazon - Ascoltate e ripete">
            <text:p>Allazon - Ascoltate e ripete </text:p>
          </table:table-cell>
          <table:table-cell table:style-name="ce8" office:value-type="string">
            <text:p>15/222/963</text:p>
          </table:table-cell>
          <table:table-cell table:style-name="ce29" office:value-type="date" office:date-value="2009-02-06">
            <text:p>06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7" office:value-type="string">
            <text:p>Honoraires</text:p>
          </table:table-cell>
          <table:table-cell table:style-name="ce15" office:value-type="float" office:value="2895.57">
            <text:p>2 895,57 €</text:p>
          </table:table-cell>
          <table:table-cell table:style-name="ce22" office:value-type="string" office:string-value="Avocat Lili (affaire Plouc)">
            <text:p>Avocat Lili (affaire Plouc) </text:p>
          </table:table-cell>
          <table:table-cell table:style-name="ce7" office:value-type="string">
            <text:p>78oo/562009</text:p>
          </table:table-cell>
          <table:table-cell table:style-name="ce27" office:value-type="date" office:date-value="2009-02-06">
            <text:p>06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7" office:value-type="string">
            <text:p>Sous trait.</text:p>
          </table:table-cell>
          <table:table-cell table:style-name="ce14" office:value-type="float" office:value="258.43">
            <text:p>258,43 €</text:p>
          </table:table-cell>
          <table:table-cell table:style-name="ce22" office:value-type="string" office:string-value="Destok (livraison cartons)">
            <text:p>Destok (livraison cartons) </text:p>
          </table:table-cell>
          <table:table-cell table:style-name="ce7" office:value-type="string">
            <text:p>po/mml/561199</text:p>
          </table:table-cell>
          <table:table-cell table:style-name="ce27" office:value-type="date" office:date-value="2009-02-06">
            <text:p>06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Serv. Banc.">
            <text:p>Serv. Banc. </text:p>
          </table:table-cell>
          <table:table-cell table:style-name="ce15" office:value-type="float" office:value="14.89">
            <text:p>14,89 €</text:p>
          </table:table-cell>
          <table:table-cell table:style-name="ce22" office:value-type="string" office:string-value="Abo.Cash&amp;Slash">
            <text:p>Abo.Cash&amp;Slash </text:p>
          </table:table-cell>
          <table:table-cell table:style-name="ce10" office:value-type="string">
            <text:p>c&amp;s_225/55809</text:p>
          </table:table-cell>
          <table:table-cell table:style-name="ce28" office:value-type="date" office:date-value="2009-02-06">
            <text:p>06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10" office:value-type="string">
            <text:p>Honoraires</text:p>
          </table:table-cell>
          <table:table-cell table:style-name="ce15" office:value-type="float" office:value="2895.57">
            <text:p>2 895,57 €</text:p>
          </table:table-cell>
          <table:table-cell table:style-name="ce22" office:value-type="string" office:string-value="Avocat Lili (affaire Bing)">
            <text:p>Avocat Lili (affaire Bing) </text:p>
          </table:table-cell>
          <table:table-cell table:style-name="ce10" office:value-type="string">
            <text:p>87oo/663009</text:p>
          </table:table-cell>
          <table:table-cell table:style-name="ce28" office:value-type="date" office:date-value="2009-02-08">
            <text:p>08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Coll. form.">
            <text:p>Coll. form. </text:p>
          </table:table-cell>
          <table:table-cell table:style-name="ce16" office:value-type="float" office:value="125.78">
            <text:p>125,78 €</text:p>
          </table:table-cell>
          <table:table-cell table:style-name="ce22" office:value-type="string" office:string-value="Cabou (frappe au clavier)">
            <text:p>Cabou (frappe au clavier) </text:p>
          </table:table-cell>
          <table:table-cell table:style-name="ce10" office:value-type="string">
            <text:p>sher_01/89/009</text:p>
          </table:table-cell>
          <table:table-cell table:style-name="ce28" office:value-type="date" office:date-value="2009-02-10">
            <text:p>10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Frais post.">
            <text:p>Frais post. </text:p>
          </table:table-cell>
          <table:table-cell table:style-name="ce17" table:formula="of:=15*5" office:value-type="float" office:value="75">
            <text:p>75,00 €</text:p>
          </table:table-cell>
          <table:table-cell table:style-name="ce22" office:value-type="string" office:string-value="Timbres">
            <text:p>Timbres </text:p>
          </table:table-cell>
          <table:table-cell table:style-name="ce8" office:value-type="string">
            <text:p>SF</text:p>
          </table:table-cell>
          <table:table-cell table:style-name="ce29" office:value-type="date" office:date-value="2009-02-11">
            <text:p>11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Coll. form.">
            <text:p>Coll. form. </text:p>
          </table:table-cell>
          <table:table-cell table:style-name="ce15" office:value-type="float" office:value="1236">
            <text:p>1 236,00 €</text:p>
          </table:table-cell>
          <table:table-cell table:style-name="ce22" office:value-type="string" office:string-value="Ping Ext. (form. makrame)">
            <text:p>Ping Ext. (form. makrame) </text:p>
          </table:table-cell>
          <table:table-cell table:style-name="ce7" office:value-type="string">
            <text:p>87ii96</text:p>
          </table:table-cell>
          <table:table-cell table:style-name="ce27" office:value-type="date" office:date-value="2009-02-12">
            <text:p>12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Fourn. bur.">
            <text:p>Fourn. bur. </text:p>
          </table:table-cell>
          <table:table-cell table:style-name="ce14" office:value-type="float" office:value="28.89">
            <text:p>28,89 €</text:p>
          </table:table-cell>
          <table:table-cell table:style-name="ce22" office:value-type="string" office:string-value="Papier&amp;P2P (pa. précieux)">
            <text:p>Papier&amp;P2P (pa. précieux) </text:p>
          </table:table-cell>
          <table:table-cell table:style-name="ce7" office:value-type="string">
            <text:p>123/87/9609</text:p>
          </table:table-cell>
          <table:table-cell table:style-name="ce27" office:value-type="date" office:date-value="2009-02-13">
            <text:p>13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8" office:value-type="string">
            <text:p>Honoraires</text:p>
          </table:table-cell>
          <table:table-cell table:style-name="ce17" office:value-type="float" office:value="158.23">
            <text:p>158,23 €</text:p>
          </table:table-cell>
          <table:table-cell table:style-name="ce22" office:value-type="string" office:string-value="BluesOnline">
            <text:p>BluesOnline </text:p>
          </table:table-cell>
          <table:table-cell table:style-name="ce8" office:value-type="string">
            <text:p>58_louie_louie</text:p>
          </table:table-cell>
          <table:table-cell table:style-name="ce29" office:value-type="date" office:date-value="2009-02-14">
            <text:p>14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10" office:value-type="string">
            <text:p>Sous trait.</text:p>
          </table:table-cell>
          <table:table-cell table:style-name="ce15" office:value-type="float" office:value="258">
            <text:p>258,00 €</text:p>
          </table:table-cell>
          <table:table-cell table:style-name="ce22" office:value-type="string" office:string-value="Destok (livraison fleurs)">
            <text:p>Destok (livraison fleurs) </text:p>
          </table:table-cell>
          <table:table-cell table:style-name="ce10" office:value-type="string">
            <text:p>po/mml/751859</text:p>
          </table:table-cell>
          <table:table-cell table:style-name="ce28" office:value-type="date" office:date-value="2009-02-14">
            <text:p>14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Petits équip.">
            <text:p>Petits équip. </text:p>
          </table:table-cell>
          <table:table-cell table:style-name="ce16" office:value-type="float" office:value="58.72">
            <text:p>58,72 €</text:p>
          </table:table-cell>
          <table:table-cell table:style-name="ce22" office:value-type="string" office:string-value="Zonzon (chauss. Antider,)">
            <text:p>Zonzon (chauss. Antider,) </text:p>
          </table:table-cell>
          <table:table-cell table:style-name="ce10" office:value-type="string">
            <text:p>777/000/1289</text:p>
          </table:table-cell>
          <table:table-cell table:style-name="ce28" office:value-type="date" office:date-value="2009-02-15">
            <text:p>15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Petits équip.">
            <text:p>Petits équip. </text:p>
          </table:table-cell>
          <table:table-cell table:style-name="ce15" office:value-type="float" office:value="25.43">
            <text:p>25,43 €</text:p>
          </table:table-cell>
          <table:table-cell table:style-name="ce22" office:value-type="string" office:string-value="Droguerie Loisir (brosses)">
            <text:p>Droguerie Loisir (brosses) </text:p>
          </table:table-cell>
          <table:table-cell table:style-name="ce8" office:value-type="string">
            <text:p>88nf/5482</text:p>
          </table:table-cell>
          <table:table-cell table:style-name="ce29" office:value-type="date" office:date-value="2009-02-19">
            <text:p>19/02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Fourn. bur.">
            <text:p>Fourn. bur. </text:p>
          </table:table-cell>
          <table:table-cell table:style-name="ce17" office:value-type="float" office:value="11.52">
            <text:p>11,52 €</text:p>
          </table:table-cell>
          <table:table-cell table:style-name="ce22" office:value-type="string" office:string-value="Classafairs (gommes)">
            <text:p>Classafairs (gommes) </text:p>
          </table:table-cell>
          <table:table-cell table:style-name="ce8" office:value-type="string">
            <text:p>ii-478-yty_785</text:p>
          </table:table-cell>
          <table:table-cell table:style-name="ce29" office:value-type="date" office:date-value="2009-02-23">
            <text:p>23/02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Frais post.">
            <text:p>Frais post. </text:p>
          </table:table-cell>
          <table:table-cell table:style-name="ce15" office:value-type="float" office:value="25.45">
            <text:p>25,45 €</text:p>
          </table:table-cell>
          <table:table-cell table:style-name="ce22" office:value-type="string" office:string-value="Timbres et colis">
            <text:p>Timbres et colis </text:p>
          </table:table-cell>
          <table:table-cell table:style-name="ce7" office:value-type="string">
            <text:p>SF</text:p>
          </table:table-cell>
          <table:table-cell table:style-name="ce27" office:value-type="date" office:date-value="2009-02-27">
            <text:p>27/02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Doc. techn.">
            <text:p>Doc. techn. </text:p>
          </table:table-cell>
          <table:table-cell table:style-name="ce15" office:value-type="float" office:value="10.85">
            <text:p>10,85 €</text:p>
          </table:table-cell>
          <table:table-cell table:style-name="ce22" office:value-type="string" office:string-value="FLAC - Trop. du canc.">
            <text:p>FLAC - Trop. du canc. </text:p>
          </table:table-cell>
          <table:table-cell table:style-name="ce10" office:value-type="string">
            <text:p>89NF008_zz_87</text:p>
          </table:table-cell>
          <table:table-cell table:style-name="ce28" office:value-type="date" office:date-value="2009-03-03">
            <text:p>03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Serv. Banc.">
            <text:p>Serv. Banc. </text:p>
          </table:table-cell>
          <table:table-cell table:style-name="ce15" office:value-type="float" office:value="13">
            <text:p>13,00 €</text:p>
          </table:table-cell>
          <table:table-cell table:style-name="ce22" office:value-type="string" office:string-value="Ado. Banque de Lepat">
            <text:p>Ado. Banque de Lepat </text:p>
          </table:table-cell>
          <table:table-cell table:style-name="ce8" office:value-type="string">
            <text:p>ll5478/0250</text:p>
          </table:table-cell>
          <table:table-cell table:style-name="ce29" office:value-type="date" office:date-value="2009-03-04">
            <text:p>04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Heb. web">
            <text:p>Heb. web </text:p>
          </table:table-cell>
          <table:table-cell table:style-name="ce15" office:value-type="float" office:value="25.78">
            <text:p>25,78 €</text:p>
          </table:table-cell>
          <table:table-cell table:style-name="ce22" office:value-type="string" office:string-value="Online_naturlich (PoliBuro)">
            <text:p>Online_naturlich (PoliBuro) </text:p>
          </table:table-cell>
          <table:table-cell table:style-name="ce8" office:value-type="string">
            <text:p>1002/56/01</text:p>
          </table:table-cell>
          <table:table-cell table:style-name="ce29" office:value-type="date" office:date-value="2009-03-06">
            <text:p>06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Petits équip.">
            <text:p>Petits équip. </text:p>
          </table:table-cell>
          <table:table-cell table:style-name="ce15" office:value-type="float" office:value="15.72">
            <text:p>15,72 €</text:p>
          </table:table-cell>
          <table:table-cell table:style-name="ce22" office:value-type="string" office:string-value="Droguerie Loisir (javel)">
            <text:p>Droguerie Loisir (javel) </text:p>
          </table:table-cell>
          <table:table-cell table:style-name="ce8" office:value-type="string">
            <text:p>89nt/7883</text:p>
          </table:table-cell>
          <table:table-cell table:style-name="ce29" office:value-type="date" office:date-value="2009-03-06">
            <text:p>06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Doc. techn.">
            <text:p>Doc. techn. </text:p>
          </table:table-cell>
          <table:table-cell table:style-name="ce14" office:value-type="float" office:value="45.12">
            <text:p>45,12 €</text:p>
          </table:table-cell>
          <table:table-cell table:style-name="ce22" office:value-type="string" office:string-value="Libraire Spec (cordages)">
            <text:p>Libraire Spec (cordages) </text:p>
          </table:table-cell>
          <table:table-cell table:style-name="ce7" office:value-type="string">
            <text:p>87/7896/00589</text:p>
          </table:table-cell>
          <table:table-cell table:style-name="ce27" office:value-type="date" office:date-value="2009-03-14">
            <text:p>14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Heb. web">
            <text:p>Heb. web </text:p>
          </table:table-cell>
          <table:table-cell table:style-name="ce15" office:value-type="float" office:value="52.69">
            <text:p>52,69 €</text:p>
          </table:table-cell>
          <table:table-cell table:style-name="ce22" office:value-type="string" office:string-value="StokLapage (backOff)">
            <text:p>StokLapage (backOff) </text:p>
          </table:table-cell>
          <table:table-cell table:style-name="ce7" office:value-type="string">
            <text:p>25/86/99/01</text:p>
          </table:table-cell>
          <table:table-cell table:style-name="ce27" office:value-type="date" office:date-value="2009-03-14">
            <text:p>14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7" office:value-type="string">
            <text:p>Sous trait.</text:p>
          </table:table-cell>
          <table:table-cell table:style-name="ce15" office:value-type="float" office:value="879.23">
            <text:p>879,23 €</text:p>
          </table:table-cell>
          <table:table-cell table:style-name="ce22" office:value-type="string" office:string-value="Mireille Ledisc (acces)">
            <text:p>Mireille Ledisc (acces) </text:p>
          </table:table-cell>
          <table:table-cell table:style-name="ce7" office:value-type="string">
            <text:p>47/58/699</text:p>
          </table:table-cell>
          <table:table-cell table:style-name="ce27" office:value-type="date" office:date-value="2009-03-14">
            <text:p>14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Télécom">
            <text:p>Télécom </text:p>
          </table:table-cell>
          <table:table-cell table:style-name="ce15" office:value-type="float" office:value="38.78">
            <text:p>38,78 €</text:p>
          </table:table-cell>
          <table:table-cell table:style-name="ce22" office:value-type="string" office:string-value="Abo. Oringe &amp; Pommes">
            <text:p>Abo. Oringe &amp; Pommes </text:p>
          </table:table-cell>
          <table:table-cell table:style-name="ce10" office:value-type="string">
            <text:p>o&amp;p_225/55809</text:p>
          </table:table-cell>
          <table:table-cell table:style-name="ce28" office:value-type="date" office:date-value="2009-03-14">
            <text:p>14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Doc. techn.">
            <text:p>Doc. techn. </text:p>
          </table:table-cell>
          <table:table-cell table:style-name="ce15" office:value-type="float" office:value="45.56">
            <text:p>45,56 €</text:p>
          </table:table-cell>
          <table:table-cell table:style-name="ce22" office:value-type="string" office:string-value="FLAC - Appr à jongler">
            <text:p>FLAC - Appr à jongler </text:p>
          </table:table-cell>
          <table:table-cell table:style-name="ce8" office:value-type="string">
            <text:p>54NF008_zz_54</text:p>
          </table:table-cell>
          <table:table-cell table:style-name="ce29" office:value-type="date" office:date-value="2009-03-15">
            <text:p>15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8" office:value-type="string">
            <text:p>Sous trait.</text:p>
          </table:table-cell>
          <table:table-cell table:style-name="ce15" office:value-type="float" office:value="455.56">
            <text:p>455,56 €</text:p>
          </table:table-cell>
          <table:table-cell table:style-name="ce22" office:value-type="string" office:string-value="Stand Alone (tubes expo)">
            <text:p>Stand Alone (tubes expo) </text:p>
          </table:table-cell>
          <table:table-cell table:style-name="ce8" office:value-type="string">
            <text:p>poo_54_225</text:p>
          </table:table-cell>
          <table:table-cell table:style-name="ce29" office:value-type="date" office:date-value="2009-03-15">
            <text:p>15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6" office:value-type="string" office:string-value="Heb. web">
            <text:p>Heb. web </text:p>
          </table:table-cell>
          <table:table-cell table:style-name="ce15" office:value-type="float" office:value="25.96">
            <text:p>25,96 €</text:p>
          </table:table-cell>
          <table:table-cell table:style-name="ce22" office:value-type="string" office:string-value="StokLapage (FontOff)">
            <text:p>StokLapage (FontOff) </text:p>
          </table:table-cell>
          <table:table-cell table:style-name="ce10" office:value-type="string">
            <text:p>28/88/98/01</text:p>
          </table:table-cell>
          <table:table-cell table:style-name="ce28" office:value-type="date" office:date-value="2009-03-16">
            <text:p>16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8" office:value-type="string">
            <text:p>Honoraires</text:p>
          </table:table-cell>
          <table:table-cell table:style-name="ce15" office:value-type="float" office:value="1278.74">
            <text:p>1 278,74 €</text:p>
          </table:table-cell>
          <table:table-cell table:style-name="ce22" office:value-type="string" office:string-value="Conseil Consult. JJCogne">
            <text:p>Conseil Consult. JJCogne </text:p>
          </table:table-cell>
          <table:table-cell table:style-name="ce8" office:value-type="string">
            <text:p>58JJC26_01/09</text:p>
          </table:table-cell>
          <table:table-cell table:style-name="ce29" office:value-type="date" office:date-value="2009-03-17">
            <text:p>17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Petits équip.">
            <text:p>Petits équip. </text:p>
          </table:table-cell>
          <table:table-cell table:style-name="ce14" office:value-type="float" office:value="15.69">
            <text:p>15,69 €</text:p>
          </table:table-cell>
          <table:table-cell table:style-name="ce22" office:value-type="string" office:string-value="PlaisirdeZom (ceint sûreté)">
            <text:p>PlaisirdeZom (ceint sûreté) </text:p>
          </table:table-cell>
          <table:table-cell table:style-name="ce7" office:value-type="string">
            <text:p>258/89/01</text:p>
          </table:table-cell>
          <table:table-cell table:style-name="ce27" office:value-type="date" office:date-value="2009-03-17">
            <text:p>17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Doc. techn.">
            <text:p>Doc. techn. </text:p>
          </table:table-cell>
          <table:table-cell table:style-name="ce15" office:value-type="float" office:value="32.45">
            <text:p>32,45 €</text:p>
          </table:table-cell>
          <table:table-cell table:style-name="ce22" office:value-type="string" office:string-value="Libraire Spec (makrame)">
            <text:p>Libraire Spec (makrame) </text:p>
          </table:table-cell>
          <table:table-cell table:style-name="ce7" office:value-type="string">
            <text:p>54/8886/00129</text:p>
          </table:table-cell>
          <table:table-cell table:style-name="ce27" office:value-type="date" office:date-value="2009-03-18">
            <text:p>18/03/2009</text:p>
          </table:table-cell>
          <table:table-cell/>
          <table:table-cell table:style-name="ce34"/>
          <table:table-cell table:number-columns-repeated="1016"/>
        </table:table-row>
        <table:table-row table:style-name="ro2">
          <table:table-cell table:style-name="ce2" office:value-type="string" office:string-value="Bertrand Grosbourrin">
            <text:p>Bertrand Grosbourrin </text:p>
          </table:table-cell>
          <table:table-cell table:style-name="ce5" office:value-type="string" office:string-value="Télécom">
            <text:p>Télécom </text:p>
          </table:table-cell>
          <table:table-cell table:style-name="ce15" office:value-type="float" office:value="56.78">
            <text:p>56,78 €</text:p>
          </table:table-cell>
          <table:table-cell table:style-name="ce22" office:value-type="string" office:string-value="Abo SFRET">
            <text:p>Abo SFRET </text:p>
          </table:table-cell>
          <table:table-cell table:style-name="ce7" office:value-type="string">
            <text:p>util_58/165o09</text:p>
          </table:table-cell>
          <table:table-cell table:style-name="ce27" office:value-type="date" office:date-value="2009-03-18">
            <text:p>18/03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Emilie Mélimano">
            <text:p>Emilie Mélimano </text:p>
          </table:table-cell>
          <table:table-cell table:style-name="ce10" office:value-type="string">
            <text:p>Sous trait.</text:p>
          </table:table-cell>
          <table:table-cell table:style-name="ce16" office:value-type="float" office:value="548.23">
            <text:p>548,23 €</text:p>
          </table:table-cell>
          <table:table-cell table:style-name="ce22" office:value-type="string" office:string-value="Destok (livraison pastilles)">
            <text:p>Destok (livraison pastilles) </text:p>
          </table:table-cell>
          <table:table-cell table:style-name="ce10" office:value-type="string">
            <text:p>po/iil/578195</text:p>
          </table:table-cell>
          <table:table-cell table:style-name="ce28" office:value-type="date" office:date-value="2009-03-18">
            <text:p>18/03/2009</text:p>
          </table:table-cell>
          <table:table-cell table:number-columns-repeated="1018"/>
        </table:table-row>
        <table:table-row table:style-name="ro2">
          <table:table-cell table:style-name="ce2" office:value-type="string" office:string-value="Annie Fieredelette">
            <text:p>Annie Fieredelette </text:p>
          </table:table-cell>
          <table:table-cell table:style-name="ce9" office:value-type="string" office:string-value="Fourn. bur.">
            <text:p>Fourn. bur. </text:p>
          </table:table-cell>
          <table:table-cell table:style-name="ce17" office:value-type="float" office:value="8.23">
            <text:p>8,23 €</text:p>
          </table:table-cell>
          <table:table-cell table:style-name="ce22" office:value-type="string" office:string-value="Classafairs (correcteur)">
            <text:p>Classafairs (correcteur) </text:p>
          </table:table-cell>
          <table:table-cell table:style-name="ce8" office:value-type="string">
            <text:p>ii-478-yty_858</text:p>
          </table:table-cell>
          <table:table-cell table:style-name="ce29" office:value-type="date" office:date-value="2009-03-22">
            <text:p>22/03/2009</text:p>
          </table:table-cell>
          <table:table-cell table:number-columns-repeated="1018"/>
        </table:table-row>
        <table:table-row table:style-name="ro2">
          <table:table-cell table:style-name="ce3" office:value-type="string" office:string-value="Annie Fieredelette">
            <text:p>Annie Fieredelette </text:p>
          </table:table-cell>
          <table:table-cell table:style-name="ce11" office:value-type="string" office:string-value="Télécom">
            <text:p>Télécom </text:p>
          </table:table-cell>
          <table:table-cell table:style-name="ce18" office:value-type="float" office:value="35.75">
            <text:p>35,75 €</text:p>
          </table:table-cell>
          <table:table-cell table:style-name="ce23" office:value-type="string" office:string-value="Abo. BouilleTelecom">
            <text:p>Abo. BouilleTelecom </text:p>
          </table:table-cell>
          <table:table-cell table:style-name="ce25" office:value-type="string">
            <text:p>3589558/nf/09</text:p>
          </table:table-cell>
          <table:table-cell table:style-name="ce30" office:value-type="date" office:date-value="2009-03-25">
            <text:p>25/03/2009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emier trimestre 2009'.$A$1" table:cell-range-address="$'Premier trimestre 2009'.$A$1:.$F$5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12P1" style:volatile="true">
      <number:text> </number:text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12P2" style:volatile="true">
      <number:text> </number:text>
      <number:currency-symbol>€</number:currency-symbol>
      <number:text>-</number:text>
      <number:number number:decimal-places="0" number:min-integer-digits="0"/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">
      <number:number number:decimal-places="2" number:min-integer-digits="1" number:grouping="true"/>
      <number:text> €</number:text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number:text>-</number:text>
      <number:number number:decimal-places="2" number:min-integer-digits="1" number:grouping="true"/>
      <number:text> </number:text>
      <style:map style:condition="value()&gt;=0" style:apply-style-name="N140P0"/>
    </number:number-style>
    <number:date-style style:name="N141">
      <number:month number:textual="true"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/>
    <style:style style:name="Normal_5f_ANNIE_5f__20_janvier_5f_09" style:display-name="Normal_ANNIE_ janvier_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BERTRAND_5f_janvier_5f_09" style:display-name="Normal_BERTRAND_janvier_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EMILIE_5f_janvier_5f_09" style:display-name="Normal_EMILIE_janvier_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ebebf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1.9cm" fo:margin-right="1.9cm" style:first-page-number="continue" style:scale-to-X="1" style:scale-to-Y="2" style:writing-mode="lr-tb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7">17/03/2009</text:date>, <text:time>11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er_20_trimestre_20_2009" style:display-name="PageStyle_Premier trimestre 200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1"><text:page-number>1</text:page-number></text:span><text:span text:style-name="MT1"> de </text:span><text:span text:style-name="MT1"><text:page-count>99</text:page-count></text:span></text:p>
        </style:region-left>
        <style:region-center>
          <text:p><text:span text:style-name="MT1"><text:date style:data-style-name="N2" text:date-value="2009-03-17">17/03/2009</text:date></text:span></text:p>
        </style:region-center>
        <style:region-right>
          <text:p><text:span text:style-name="MT1"><text:file-name text:display="name-and-extension">???</text:file-name></text:span></text:p>
        </style:region-right>
      </style:footer>
      <style:footer-left style:display="false">
        <style:region-left>
          <text:p><text:span text:style-name="MT1"><text:page-number>1</text:page-number></text:span><text:span text:style-name="MT1"> de </text:span><text:span text:style-name="MT1"><text:page-count>99</text:page-count></text:span></text:p>
        </style:region-left>
        <style:region-center>
          <text:p><text:span text:style-name="MT1"><text:date style:data-style-name="N2" text:date-value="2009-03-17">17/03/2009</text:date></text:span></text:p>
        </style:region-center>
        <style:region-right>
          <text:p><text:span text:style-name="MT1"><text:file-name text:display="name-and-extension">???</text:file-name></text:span></text:p>
        </style:region-right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çois</meta:initial-creator>
    <meta:creation-date>2009-03-10T11:46:59</meta:creation-date>
    <dc:creator>François Le Douarin</dc:creator>
    <dc:date>2009-03-17T11:41:40.75</dc:date>
    <meta:print-date>2009-03-10T13:09:43</meta:print-date>
    <meta:generator>OpenOffice.org/3.0$Win32 OpenOffice.org_project/300m15$Build-9379</meta:generator>
    <meta:editing-duration>PT00H00M31S</meta:editing-duration>
    <meta:editing-cycles>2</meta:editing-cycles>
    <meta:document-statistic meta:table-count="1" meta:cell-count="312" meta:object-count="0"/>
  </office:meta>
</office:document-meta>
</file>